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0310_Dealer_schedule</text:p>
      <text:p text:style-name="P1">05:00:00 AM Billy Jones</text:p>
      <text:p text:style-name="P1">08:00:00 AM Billy Jones</text:p>
      <text:p text:style-name="P1">02:00:00 PM Billy Jones</text:p>
      <text:p text:style-name="P1">08:00:00 PM Billy Jones</text:p>
      <text:p text:style-name="P1">11:00:00 PM Billy Jones</text:p>
      <text:p text:style-name="P1">0312_Dealer_schedule</text:p>
      <text:p text:style-name="P1">05:00:00 AM Billy Jones</text:p>
      <text:p text:style-name="P1">08:00:00 AM Billy Jones</text:p>
      <text:p text:style-name="P1">02:00:00 PM Billy Jones</text:p>
      <text:p text:style-name="P1">08:00:00 PM Billy Jones</text:p>
      <text:p text:style-name="P1">11:00:00 PM Billy Jones</text:p>
      <text:p text:style-name="P1">0315_Dealer_schedule</text:p>
      <text:p text:style-name="P1">05:00:00 AM Billy Jones</text:p>
      <text:p text:style-name="P1">08:00:00 AM Billy Jones</text:p>
      <text:p text:style-name="P1">02:00:00 PM Billy Jones</text:p>
      <text:p text:style-name="P2"/>
      <text:p text:style-name="P1">The dealer working during all the days/times of losses is Billy Jones.</text:p>
      <text:p text:style-name="P2"/>
      <text:p text:style-name="P1">grep "Billy" Dealers_working_during_losses | wc -l &gt;&gt; Dealers_working_during_losses</text:p>
      <text:p text:style-name="P2"/>
      <text:p text:style-name="P4">13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08:45:54.621000000</meta:creation-date>
    <dc:date>2021-06-24T08:50:22.037000000</dc:date>
    <meta:editing-duration>PT4M27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9" meta:word-count="76" meta:character-count="514" meta:non-whitespace-character-count="457"/>
  </office:meta>
</office:document-meta>
</file>